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Arial1" svg:font-family="Arial" style:font-family-generic="swiss"/>
    <style:font-face style:name="TimesNewRomanPSMT2" svg:font-family="TimesNewRomanPSMT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ino</text:p>
          </draw:text-box>
        </draw:frame>
        <draw:frame presentation:style-name="pr2" draw:text-style-name="P1" draw:layer="layout" svg:width="23.599cm" svg:height="13.86cm" svg:x="3cm" svg:y="4.914cm" presentation:class="subtitle">
          <draw:text-box>
            <text:p text:style-name="P1">Place your card X, if you can connect it to another card Y stating any of:</text:p>
            <text:p text:style-name="P1"/>
            <text:p text:style-name="P1">X is a Y</text:p>
            <text:p text:style-name="P1">Y is a X</text:p>
            <text:p text:style-name="P1">X has a Y</text:p>
            <text:p text:style-name="P1">Y has a X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1" svg:font-family="TimesNewRomanPSMT" style:font-family-generic="roman"/>
    <style:font-face style:name="Arial1" svg:font-family="Arial" style:font-family-generic="swiss"/>
    <style:font-face style:name="TimesNewRomanPSMT2" svg:font-family="TimesNewRomanPSMT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33cc66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3.599cm" svg:height="12.18cm" svg:x="3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4" draw:layer="backgroundobjects" svg:width="0.3cm" svg:height="20cm" svg:x="0.4cm" svg:y="0cm">
        <text:p/>
      </draw:rect>
      <draw:rect presentation:style-name="Mpr2" draw:text-style-name="MP4" draw:layer="backgroundobjects" svg:width="0.3cm" svg:height="16cm" svg:x="0.9cm" svg:y="0cm">
        <text:p/>
      </draw:rect>
      <draw:rect presentation:style-name="Mpr2" draw:text-style-name="MP4" draw:layer="backgroundobjects" svg:width="0.3cm" svg:height="11.5cm" svg:x="1.5cm" svg:y="0cm">
        <text:p/>
      </draw:rect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tian Rother</meta:initial-creator>
    <meta:creation-date>2008-11-06T14:56:22.78</meta:creation-date>
    <meta:editing-duration>PT8H27M8S</meta:editing-duration>
    <meta:editing-cycles>27</meta:editing-cycles>
    <dc:date>2017-02-06T10:02:37.404338759</dc:date>
    <meta:generator>LibreOffice/4.2.8.2$Linux_X86_64 LibreOffice_project/420m0$Build-2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